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ceb06" style:font-weight-asian="bold" style:font-weight-complex="bold"/>
    </style:style>
    <style:style style:name="P3" style:family="paragraph" style:parent-style-name="Standard">
      <style:text-properties fo:font-weight="bold" officeooo:rsid="000ceb06" officeooo:paragraph-rsid="000ceb06" style:font-weight-asian="bold" style:font-weight-complex="bold"/>
    </style:style>
    <style:style style:name="P4" style:family="paragraph" style:parent-style-name="Standard">
      <style:text-properties fo:font-weight="normal" officeooo:paragraph-rsid="000ceb06" style:font-weight-asian="normal" style:font-weight-complex="normal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c9211e" loext:opacity="100%" fo:font-weight="bold" officeooo:rsid="000ceb06" officeooo:paragraph-rsid="000ceb06" fo:background-color="#ffff0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ceb06"/>
    </style:style>
    <style:style style:name="T3" style:family="text">
      <style:text-properties fo:color="#c9211e" loext:opacity="100%" fo:font-weight="bold" style:font-weight-asian="bold" style:font-weight-complex="bold"/>
    </style:style>
    <style:style style:name="T4" style:family="text">
      <style:text-properties officeooo:rsid="001270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ssignment IV</text:p>
      <text:p text:style-name="P1"/>
      <text:p text:style-name="P1">Create a file named "data.txt" and write the following lines in it(write as it is).</text:p>
      <text:p text:style-name="P1"/>
      <text:p text:style-name="P1">Linux is open source.</text:p>
      <text:p text:style-name="P1">In Linux everything is file</text:p>
      <text:p text:style-name="P1">files have permissions.</text:p>
      <text:p text:style-name="P1">files have inode no.</text:p>
      <text:p text:style-name="P1">files have size.</text:p>
      <text:p text:style-name="P1">there are several types of files</text:p>
      <text:p text:style-name="P1"/>
      <text:p text:style-name="P1">compose the commands fulfilled following requirement</text:p>
      <text:p text:style-name="P2">i. count the no. of words ,characters and lines from above 2 file.(man wc)</text:p>
      <text:p text:style-name="P4">amit@amit-Lenovo-ideapad-510-15IKB:~/Desktop/CDAC/OS/Assignments$ <text:span text:style-name="T3">wc data.txt</text:span></text:p>
      <text:p text:style-name="P4"><text:s text:c="2"/>6 <text:s/>25 145 data.txt</text:p>
      <text:p text:style-name="P2"/>
      <text:p text:style-name="P2">ii. list the lines having word "files" (man grep)</text:p>
      <text:p text:style-name="P4">amit@amit-Lenovo-ideapad-510-15IKB:~/Desktop/CDAC/OS/Assignments$ <text:span text:style-name="T3">grep "files" data.txt</text:span></text:p>
      <text:p text:style-name="P4">files have permissions.</text:p>
      <text:p text:style-name="P4">files have inode no.</text:p>
      <text:p text:style-name="P4">files have size.</text:p>
      <text:p text:style-name="P4">there are several types of files</text:p>
      <text:p text:style-name="P2"/>
      <text:p text:style-name="P2">iii. list the lines having word "file" (man grep)</text:p>
      <text:p text:style-name="P4">amit@amit-Lenovo-ideapad-510-15IKB:~/Desktop/CDAC/OS/Assignments$ <text:span text:style-name="T3">grep "file" data.txt</text:span></text:p>
      <text:p text:style-name="P4">In Linux everything is file</text:p>
      <text:p text:style-name="P4">files have permissions.</text:p>
      <text:p text:style-name="P4">files have inode no.</text:p>
      <text:p text:style-name="P4">files have size.</text:p>
      <text:p text:style-name="P4">there are several types of files</text:p>
      <text:p text:style-name="P2"/>
      <text:p text:style-name="P2">iv. list the lines which don't have word "files" (man grep)</text:p>
      <text:p text:style-name="P4">amit@amit-Lenovo-ideapad-510-15IKB:~/Desktop/CDAC/OS/Assignments$ <text:span text:style-name="T3">grep -v "files" data.txt</text:span></text:p>
      <text:p text:style-name="P4">Linux is open source.</text:p>
      <text:p text:style-name="P4">In Linux everything is file</text:p>
      <text:p text:style-name="P2"/>
      <text:p text:style-name="P2">v. list the lines having word "have" . (man grep)</text:p>
      <text:p text:style-name="P4">amit@amit-Lenovo-ideapad-510-15IKB:~/Desktop/CDAC/OS/Assignments$ <text:span text:style-name="T3">grep "have" data.txt</text:span></text:p>
      <text:p text:style-name="P4">files have permissions.</text:p>
      <text:p text:style-name="P4">files have inode no.</text:p>
      <text:p text:style-name="P4">files have size.</text:p>
      <text:p text:style-name="P2"/>
      <text:p text:style-name="P2">vi. <text:s/><text:span text:style-name="T2">list the lines starts with letter "f" (man grep)</text:span></text:p>
      <text:p text:style-name="P4">amit@amit-Lenovo-ideapad-510-15IKB:~/Desktop/CDAC/OS/Assignments$ <text:span text:style-name="T3">grep "^f" data.txt</text:span></text:p>
      <text:p text:style-name="P4">files have permissions.</text:p>
      <text:p text:style-name="P4">files have inode no.</text:p>
      <text:p text:style-name="P4">files have size.</text:p>
      <text:p text:style-name="P2"/>
      <text:p text:style-name="P2"/>
      <text:p text:style-name="P2"/>
      <text:p text:style-name="P2"><text:soft-page-break/>vii. list the lines ends with "." (man grep)</text:p>
      <text:p text:style-name="P4">amit@amit-Lenovo-ideapad-510-15IKB:~/Desktop/CDAC/OS/Assignments$ <text:span text:style-name="T3">fgrep "." data.txt</text:span></text:p>
      <text:p text:style-name="P4">Linux is open source.</text:p>
      <text:p text:style-name="P4">files have permissions.</text:p>
      <text:p text:style-name="P4">files have inode no.</text:p>
      <text:p text:style-name="P4">files have size.</text:p>
      <text:p text:style-name="P2"/>
      <text:p text:style-name="P2">viii. list only first two lines.(man head)</text:p>
      <text:p text:style-name="P4">amit@amit-Lenovo-ideapad-510-15IKB:~/Desktop/CDAC/OS/Assignments$ <text:span text:style-name="T3">head -2 data.txt</text:span></text:p>
      <text:p text:style-name="P4">Linux is open source.<text:span text:style-name="T4">s</text:span></text:p>
      <text:p text:style-name="P4">In Linux everything is file</text:p>
      <text:p text:style-name="P2"/>
      <text:p text:style-name="P2">ix. list only last three lines.(man tail)</text:p>
      <text:p text:style-name="P4">amit@amit-Lenovo-ideapad-510-15IKB:~/Desktop/CDAC/OS/Assignments$ <text:span text:style-name="T3">tail -3 data.txt</text:span></text:p>
      <text:p text:style-name="P4">files have inode no.</text:p>
      <text:p text:style-name="P4">files have size.</text:p>
      <text:p text:style-name="P4">there are several types of files</text:p>
      <text:p text:style-name="P2"/>
      <text:p text:style-name="P2">x. list line no.3,4 and 5 . (man head and tail)</text:p>
      <text:p text:style-name="P5">amit@amit-Lenovo-ideapad-510-15IKB:~/Desktop/CDAC/OS/Assignments$ <text:span text:style-name="T3">head -5 data.txt | tail -n +3 </text:span></text:p>
      <text:p text:style-name="P5">files have permissions.</text:p>
      <text:p text:style-name="P5">files have inode no.</text:p>
      <text:p text:style-name="P5">files have size.</text:p>
      <text:p text:style-name="P1"/>
      <text:p text:style-name="P1"/>
      <text:p text:style-name="P1"/>
      <text:p text:style-name="P1"/>
      <text:p text:style-name="P3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4T17:36:48.595029716</meta:creation-date>
    <dc:date>2024-06-04T17:55:23.668155115</dc:date>
    <meta:editing-duration>PT18M32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2" meta:paragraph-count="59" meta:word-count="305" meta:character-count="2299" meta:non-whitespace-character-count="2048"/>
  </office:meta>
</office:document-meta>
</file>